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84864"/>
    </style:style>
    <style:style style:name="P2" style:family="paragraph" style:parent-style-name="Standard">
      <style:paragraph-properties fo:text-align="justify" style:justify-single-word="false"/>
      <style:text-properties officeooo:paragraph-rsid="00084864"/>
    </style:style>
    <style:style style:name="P3" style:family="paragraph" style:parent-style-name="Standard">
      <style:paragraph-properties fo:text-align="justify" style:justify-single-word="false"/>
      <style:text-properties officeooo:paragraph-rsid="0008f413"/>
    </style:style>
    <style:style style:name="P4" style:family="paragraph" style:parent-style-name="Standard">
      <style:paragraph-properties fo:text-align="justify" style:justify-single-word="false"/>
      <style:text-properties officeooo:paragraph-rsid="000a9840"/>
    </style:style>
    <style:style style:name="P5" style:family="paragraph" style:parent-style-name="Standard">
      <style:paragraph-properties fo:text-align="justify" style:justify-single-word="false"/>
      <style:text-properties officeooo:paragraph-rsid="000c0b94"/>
    </style:style>
    <style:style style:name="P6" style:family="paragraph" style:parent-style-name="Standard">
      <style:text-properties fo:font-size="18pt" fo:font-weight="bold" officeooo:paragraph-rsid="00084864" style:font-size-asian="18pt" style:font-weight-asian="bold" style:font-size-complex="18pt" style:font-weight-complex="bold"/>
    </style:style>
    <style:style style:name="P7" style:family="paragraph" style:parent-style-name="Standard">
      <style:paragraph-properties fo:text-align="justify" style:justify-single-word="false"/>
      <style:text-properties fo:font-size="14pt" fo:font-weight="bold" officeooo:paragraph-rsid="0008f413" style:font-size-asian="14pt" style:font-weight-asian="bold" style:font-size-complex="14pt" style:font-weight-complex="bold"/>
    </style:style>
    <style:style style:name="P8" style:family="paragraph" style:parent-style-name="Standard">
      <style:paragraph-properties fo:line-height="100%" fo:text-align="justify" style:justify-single-word="false"/>
      <style:text-properties fo:font-size="14pt" fo:font-weight="bold" officeooo:rsid="00144ccf" officeooo:paragraph-rsid="00144ccf" style:font-size-asian="14pt" style:font-weight-asian="bold" style:font-size-complex="14pt" style:font-weight-complex="bold"/>
    </style:style>
    <style:style style:name="P9" style:family="paragraph" style:parent-style-name="Standard">
      <style:paragraph-properties fo:line-height="100%" fo:text-align="justify" style:justify-single-word="false"/>
      <style:text-properties fo:font-size="14pt" fo:font-weight="bold" officeooo:rsid="00144ccf" officeooo:paragraph-rsid="001b2fc7" style:font-size-asian="14pt" style:font-weight-asian="bold" style:font-size-complex="14pt" style:font-weight-complex="bold"/>
    </style:style>
    <style:style style:name="P10" style:family="paragraph" style:parent-style-name="Standard">
      <style:paragraph-properties fo:line-height="100%" fo:text-align="justify" style:justify-single-word="false"/>
      <style:text-properties fo:font-size="14pt" fo:font-weight="bold" officeooo:rsid="00144ccf" officeooo:paragraph-rsid="001b637f"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5pt" fo:font-weight="bold" officeooo:paragraph-rsid="0008f413" style:font-size-asian="15pt" style:font-weight-asian="bold" style:font-size-complex="15pt" style:font-weight-complex="bold"/>
    </style:style>
    <style:style style:name="P12" style:family="paragraph" style:parent-style-name="Standard">
      <style:paragraph-properties fo:text-align="justify" style:justify-single-word="false"/>
      <style:text-properties fo:font-weight="bold" officeooo:paragraph-rsid="0008f413" style:font-weight-asian="bold" style:font-weight-complex="bold"/>
    </style:style>
    <style:style style:name="P13" style:family="paragraph" style:parent-style-name="Standard">
      <style:paragraph-properties fo:text-align="justify" style:justify-single-word="false"/>
      <style:text-properties fo:font-size="16pt" fo:font-weight="bold" officeooo:paragraph-rsid="0008f413" style:font-size-asian="16pt" style:font-weight-asian="bold" style:font-size-complex="16pt" style:font-weight-complex="bold"/>
    </style:style>
    <style:style style:name="P14" style:family="paragraph" style:parent-style-name="Standard">
      <style:paragraph-properties fo:line-height="150%" fo:text-align="justify" style:justify-single-word="false"/>
      <style:text-properties fo:font-size="16pt" fo:font-weight="bold" officeooo:paragraph-rsid="0008f413" style:font-size-asian="16pt" style:font-weight-asian="bold" style:font-size-complex="16pt" style:font-weight-complex="bold"/>
    </style:style>
    <style:style style:name="P15" style:family="paragraph" style:parent-style-name="Standard">
      <style:paragraph-properties fo:line-height="100%" fo:text-align="justify" style:justify-single-word="false"/>
      <style:text-properties fo:font-size="16pt" fo:font-weight="bold" officeooo:rsid="00144ccf" officeooo:paragraph-rsid="00144ccf" style:font-size-asian="16pt" style:font-weight-asian="bold" style:font-size-complex="16pt" style:font-weight-complex="bold"/>
    </style:style>
    <style:style style:name="P16" style:family="paragraph" style:parent-style-name="Standard">
      <style:paragraph-properties fo:line-height="100%" fo:text-align="justify" style:justify-single-word="false"/>
      <style:text-properties fo:font-size="16pt" fo:font-weight="bold" officeooo:rsid="001e0f9c" officeooo:paragraph-rsid="001e0f9c" style:font-size-asian="16pt" style:font-weight-asian="bold" style:font-size-complex="16pt" style:font-weight-complex="bold"/>
    </style:style>
    <style:style style:name="P17" style:family="paragraph" style:parent-style-name="Standard">
      <style:paragraph-properties fo:text-align="justify" style:justify-single-word="false"/>
      <style:text-properties fo:font-size="12pt" fo:font-weight="bold" officeooo:paragraph-rsid="0008f413" style:font-size-asian="10.5pt" style:font-weight-asian="bold" style:font-size-complex="12pt" style:font-weight-complex="bold"/>
    </style:style>
    <style:style style:name="P18" style:family="paragraph" style:parent-style-name="Standard">
      <style:paragraph-properties fo:line-height="100%" fo:text-align="justify" style:justify-single-word="false"/>
      <style:text-properties fo:font-size="12pt" fo:font-weight="bold" officeooo:rsid="00144ccf" officeooo:paragraph-rsid="001b637f" style:font-size-asian="10.5pt" style:font-weight-asian="bold" style:font-size-complex="12pt" style:font-weight-complex="bold"/>
    </style:style>
    <style:style style:name="P19" style:family="paragraph" style:parent-style-name="Standard">
      <style:paragraph-properties fo:text-align="justify" style:justify-single-word="false"/>
      <style:text-properties fo:font-size="12pt" fo:font-weight="normal" officeooo:paragraph-rsid="0008f413"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6pt" fo:font-weight="bold" officeooo:paragraph-rsid="0008f413" style:font-size-asian="16pt" style:font-weight-asian="bold" style:font-size-complex="16pt" style:font-weight-complex="bold"/>
    </style:style>
    <style:style style:name="P21" style:family="paragraph" style:parent-style-name="Standard">
      <style:paragraph-properties fo:text-align="justify" style:justify-single-word="false"/>
      <style:text-properties fo:font-size="12pt" fo:font-weight="normal" officeooo:paragraph-rsid="0008f413" style:font-size-asian="10.5pt" style:font-weight-asian="normal" style:font-size-complex="12pt" style:font-weight-complex="normal"/>
    </style:style>
    <style:style style:name="P22" style:family="paragraph" style:parent-style-name="Standard">
      <style:paragraph-properties fo:line-height="150%" fo:text-align="justify" style:justify-single-word="false"/>
      <style:text-properties fo:font-size="12pt" fo:font-weight="normal" officeooo:paragraph-rsid="0008f413" style:font-size-asian="10.5pt" style:font-weight-asian="normal" style:font-size-complex="12pt" style:font-weight-complex="normal"/>
    </style:style>
    <style:style style:name="P23" style:family="paragraph" style:parent-style-name="Standard">
      <style:paragraph-properties fo:line-height="100%" fo:text-align="justify" style:justify-single-word="false"/>
      <style:text-properties fo:font-size="12pt" fo:font-weight="normal" officeooo:paragraph-rsid="0008f413" style:font-size-asian="10.5pt" style:font-weight-asian="normal" style:font-size-complex="12pt" style:font-weight-complex="normal"/>
    </style:style>
    <style:style style:name="P24" style:family="paragraph" style:parent-style-name="Standard">
      <style:paragraph-properties fo:line-height="100%" fo:text-align="justify" style:justify-single-word="false"/>
      <style:text-properties fo:font-size="12pt" fo:font-weight="normal" officeooo:rsid="00144ccf" officeooo:paragraph-rsid="00144ccf" style:font-size-asian="10.5pt" style:font-weight-asian="normal" style:font-size-complex="12pt" style:font-weight-complex="normal"/>
    </style:style>
    <style:style style:name="P25" style:family="paragraph" style:parent-style-name="Standard">
      <style:paragraph-properties fo:line-height="100%" fo:text-align="justify" style:justify-single-word="false"/>
      <style:text-properties fo:font-size="12pt" fo:font-weight="normal" officeooo:rsid="00144ccf" officeooo:paragraph-rsid="001b2fc7" style:font-size-asian="10.5pt" style:font-weight-asian="normal" style:font-size-complex="12pt" style:font-weight-complex="normal"/>
    </style:style>
    <style:style style:name="P26" style:family="paragraph" style:parent-style-name="Standard">
      <style:paragraph-properties fo:line-height="100%" fo:text-align="justify" style:justify-single-word="false"/>
      <style:text-properties fo:font-size="12pt" fo:font-weight="normal" officeooo:rsid="00144ccf" officeooo:paragraph-rsid="001b637f" style:font-size-asian="10.5pt" style:font-weight-asian="normal" style:font-size-complex="12pt" style:font-weight-complex="normal"/>
    </style:style>
    <style:style style:name="P27" style:family="paragraph" style:parent-style-name="Standard">
      <style:paragraph-properties fo:line-height="100%" fo:text-align="justify" style:justify-single-word="false"/>
      <style:text-properties fo:font-size="12pt" fo:font-weight="normal" officeooo:rsid="001e0f9c" officeooo:paragraph-rsid="001e0f9c"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b637f" style:font-weight-asian="normal" style:font-weight-complex="normal"/>
    </style:style>
    <style:style style:name="T4" style:family="text">
      <style:text-properties fo:font-weight="normal" officeooo:rsid="001be71d" style:font-weight-asian="normal" style:font-weight-complex="normal"/>
    </style:style>
    <style:style style:name="T5" style:family="text">
      <style:text-properties officeooo:rsid="00144ccf"/>
    </style:style>
    <style:style style:name="T6" style:family="text">
      <style:text-properties officeooo:rsid="001811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ersistency </text:p>
      <text:p text:style-name="P1"/>
      <text:p text:style-name="P2">Persistency offers mechanisms to applications and other functional clusters of the Adaptive Platform to store information in the non-volatile memory of an Adaptive Machine.</text:p>
      <text:p text:style-name="P2"/>
      <text:p text:style-name="P2">Persistency offers standard interfaces to access the non-volatile memory.</text:p>
      <text:p text:style-name="P2"/>
      <text:p text:style-name="P2">Persistent data is always private to one process of one application. There is no mechanism available to share data between different processes using the Persistency.</text:p>
      <text:p text:style-name="P2"/>
      <text:p text:style-name="P2">Persistency is able to take care of the integrity of the stored data. It uses redundant information to detect data corruption. </text:p>
      <text:p text:style-name="P2"/>
      <text:p text:style-name="P2">Persistency offers also safe storage.</text:p>
      <text:p text:style-name="P2"/>
      <text:p text:style-name="P2">Persistency offers encryption for stored data to make sure that sensitive data will be encrypted before storing it on a physical device.</text:p>
      <text:p text:style-name="P2"/>
      <text:p text:style-name="P2">The available storage locations fall into two categories: </text:p>
      <text:p text:style-name="P2">• Key-Value Storage</text:p>
      <text:p text:style-name="P2">• File Storage</text:p>
      <text:p text:style-name="P2"/>
      <text:p text:style-name="P7">Key-Value Storage </text:p>
      <text:p text:style-name="P7"/>
      <text:p text:style-name="P3">The Key-Value Storage provides a mechanism to store and retrieve multiple Key-Value pairs in one storage location.</text:p>
      <text:p text:style-name="P3"/>
      <text:p text:style-name="P7">File Storage </text:p>
      <text:p text:style-name="P3"/>
      <text:p text:style-name="P3">Not all data relevant for persistent storage is structured in such a way that Key-Value Storages are a suitable storage mechanism. For this kind of data the mechanism of File Storage was introduced. </text:p>
      <text:p text:style-name="P3"/>
      <text:p text:style-name="P3">A File Storage Port allows an application to access a storage location and create one or multiple accessors in it. These accessors again are identified by unique keys in string format.</text:p>
      <text:p text:style-name="P3"/>
      <text:p text:style-name="P3"/>
      <text:p text:style-name="P11">Dependencies to Other Functional Clusters</text:p>
      <text:p text:style-name="P3"/>
      <text:p text:style-name="P3">The Persistency is <text:s/>compiled as part of an Executable of an Adaptive Application, and therefore also executed as part of a Process, which creates an implicit dependency on the Execution Management.</text:p>
      <text:p text:style-name="P3"/>
      <text:p text:style-name="P3">For the implementation of redundancy and security purposes, the Persistency accesses services of the Cryptography.</text:p>
      <text:p text:style-name="P3"/>
      <text:p text:style-name="P3">For the installation, update, and deletion of persisted data, the Persistency interacts</text:p>
      <text:p text:style-name="P3">with the Update and Configuration Management.</text:p>
      <text:p text:style-name="P3"/>
      <text:p text:style-name="P3"/>
      <text:p text:style-name="P3"/>
      <text:p text:style-name="P3"/>
      <text:p text:style-name="P3"/>
      <text:p text:style-name="P3"><text:soft-page-break/></text:p>
      <text:p text:style-name="P13">Functional Specification</text:p>
      <text:p text:style-name="P13"/>
      <text:p text:style-name="P7">The Architecture of Persistency</text:p>
      <text:p text:style-name="P3"/>
      <text:p text:style-name="P3">The Persistency offers two different mechanisms to access persistent memory:</text:p>
      <text:p text:style-name="P3"/>
      <text:p text:style-name="P3">Key-Value Storages offer access to a set of keys with associated values (similar to a database)</text:p>
      <text:p text:style-name="P5"/>
      <text:p text:style-name="P5">File Storages offer access to a set of files (similar to a directory of a file system).</text:p>
      <text:p text:style-name="P3"/>
      <text:p text:style-name="P3"/>
      <text:p text:style-name="P7">Persistency in the Manifest</text:p>
      <text:p text:style-name="P3"/>
      <text:p text:style-name="P3">The Persistency usage of an Adaptive Application is modeled in the Execution Manifest (furtheron simply referred to as the “manifest”) as part of the AdaptiveApplicationSwComponentTypes of an Executable. </text:p>
      <text:p text:style-name="P4"/>
      <text:p text:style-name="P4">The model has two principal parts: The <text:span text:style-name="T1">application design information</text:span>, aggregated by the PersistencyKeyValueStorageInterface and the PersistencyFileStorageInterface, and <text:span text:style-name="T1">the deployment information</text:span>, aggregated by the PersistencyKeyValueStorage and the PersistencyFileStorage.</text:p>
      <text:p text:style-name="P3"/>
      <text:p text:style-name="P3"/>
      <text:p text:style-name="P3"/>
      <text:p text:style-name="P12">Key-Value Storages in the Manifest</text:p>
      <text:p text:style-name="P3"/>
      <text:p text:style-name="P3">Every Key-Value Storage can hold multiple key-value pairs. Key-value pairs can be added and removed at run-time by the Adaptive Application using the Persistency API.</text:p>
      <text:p text:style-name="P3"/>
      <text:p text:style-name="P12">File Storages in the Manifest</text:p>
      <text:p text:style-name="P3"/>
      <text:p text:style-name="P3">A File Storage with predefined files with initial content can be deployed during installation or update. This operation is also (indirectly) triggered by the Update and Configuration Management. All needed deployment information and files come with the software package of the Adaptive Application. </text:p>
      <text:p text:style-name="P3"/>
      <text:p text:style-name="P3"/>
      <text:p text:style-name="P13"><text:span text:style-name="T5">1.</text:span>General Features of Persistency</text:p>
      <text:p text:style-name="P13"/>
      <text:p text:style-name="P13">Initialization and Shutdown of Persistency</text:p>
      <text:p text:style-name="P17"/>
      <text:p text:style-name="P19">When ara::core::Initialize is called, the Persistency shall read in the manifest information and prepare the access structures to all Key-Value Storages and File Storages that are defined in the manifest.</text:p>
      <text:p text:style-name="P19"/>
      <text:p text:style-name="P19">When ara::core::Deinitialize is called, the Persistency shall implicitly ensure that all open files of all File Storages called and closed as though the ara::per::UniqueHandles .</text:p>
      <text:p text:style-name="P19"/>
      <text:p text:style-name="P19"/>
      <text:p text:style-name="P19"/>
      <text:p text:style-name="P17"><text:soft-page-break/></text:p>
      <text:p text:style-name="P17"/>
      <text:p text:style-name="P13">Error Handling</text:p>
      <text:p text:style-name="P17"/>
      <text:p text:style-name="P17"/>
      <text:p text:style-name="P19">[SWS_PER_00472] Persistency shall use the error codes defined in ara::per:PerErrc to report problems to the calling application via ara::core::Result.</text:p>
      <text:p text:style-name="P19"/>
      <text:p text:style-name="P17">[<text:span text:style-name="T2">SWS_PER_00474] dara::per::MakeErrorCode shall return an ara::core::ErrorCode when called with an error code from ara::per::PerErrc.</text:span></text:p>
      <text:p text:style-name="P19"/>
      <text:p text:style-name="P13">Security Concepts</text:p>
      <text:p text:style-name="P19"/>
      <text:p text:style-name="P19">The Persistency supports encryption and authentication of data stored in a Key-Value Storage or File Storage. Whether encryption and/or authentication is applied, is decided at deployment time. The application is not aware of this fact.</text:p>
      <text:p text:style-name="P19"/>
      <text:p text:style-name="P19"/>
      <text:p text:style-name="P13">Redundancy Concepts</text:p>
      <text:p text:style-name="P13"/>
      <text:p text:style-name="P19">The Persistency shall take care of the integrity of the stored data, both for safety purposes and to prevent data loss. This can be achieved by calculating CRCs or hash values of the stored data, and by creating redundant copies.</text:p>
      <text:p text:style-name="P19"/>
      <text:p text:style-name="P19"/>
      <text:p text:style-name="P13">Installation and Update of Persistent Data</text:p>
      <text:p text:style-name="P17"/>
      <text:p text:style-name="P19">The Update and Configuration Management <text:s/>handles the life cycle of Adaptive Applications with the following phases:</text:p>
      <text:p text:style-name="P19"/>
      <text:p text:style-name="P22">• Installation of new software</text:p>
      <text:p text:style-name="P22">• Update of already installed software</text:p>
      <text:p text:style-name="P22">• Finalization of updated software after the update succeeded</text:p>
      <text:p text:style-name="P22">• Roll-back of updated software after the update failed</text:p>
      <text:p text:style-name="P22">• Removal of installed software</text:p>
      <text:p text:style-name="P22"/>
      <text:p text:style-name="P14">Resource Management Concepts</text:p>
      <text:p text:style-name="P22">The Persistency supports configuration of both an upper and a lower limit for the resources used by a Key-Value Storage or a File Storage.</text:p>
      <text:p text:style-name="P23">The lower limit may already be defined by the application developer using Persis-tencyInterface.minimumSustainedSize.</text:p>
      <text:p text:style-name="P23"/>
      <text:p text:style-name="P23">During deployment, the integrator may update the lower limit using PersistencyDe-ployment.minimumSustainedSize</text:p>
      <text:p text:style-name="P23"/>
      <text:p text:style-name="P23"/>
      <text:p text:style-name="P23"><text:soft-page-break/></text:p>
      <text:p text:style-name="P8">2. Key-Value Storage specific Features</text:p>
      <text:p text:style-name="P24"/>
      <text:p text:style-name="P24">To access a Key-Value Storage, the application has to call ara::per::OpenKeyValueStorage with the ara::core::InstanceSpecifier derived from the manifest.</text:p>
      <text:p text:style-name="P24"/>
      <text:p text:style-name="P8"><text:span text:style-name="T6">3.</text:span>File Storage specific Features</text:p>
      <text:p text:style-name="P24"/>
      <text:p text:style-name="P24">To access a File Storage, the application has to call ara::per::OpenFileStorage with the ara::core::InstanceSpecifier derived from the manifest</text:p>
      <text:p text:style-name="P24"/>
      <text:p text:style-name="P24"/>
      <text:p text:style-name="P15">API Specification</text:p>
      <text:p text:style-name="P8"/>
      <text:p text:style-name="P24">The APIs for accessing File Storages and Key-Value Storage are completely separate, and therefore divided into separate sections. Additional sections describe common functionality.</text:p>
      <text:p text:style-name="P24"/>
      <text:p text:style-name="P24">The API of Persistency is designed around the ara::per::SharedHandle and ara::per::UniqueHandle, which are returned by factory functions like ara::per::OpenKeyValueStorage or ara::per::FileStorage::OpenFileReadWrite.</text:p>
      <text:p text:style-name="P24"/>
      <text:p text:style-name="P8">Update and Removal of Persistent Data</text:p>
      <text:p text:style-name="P24"/>
      <text:p text:style-name="P24">The Persistency allows for updating and resetting/removing all installed Key-Value Storages and File Storages. And the application may also register a callback function that is called after the update of any Key-Value Storage and File Storage.</text:p>
      <text:p text:style-name="P24"/>
      <text:p text:style-name="P8">Redundancy Handling</text:p>
      <text:p text:style-name="P25"/>
      <text:p text:style-name="P25">The Persistency supports redundant storage of Key-Value Storages, File Storages, and the key-value pairs and files contained in these.</text:p>
      <text:p text:style-name="P25"/>
      <text:p text:style-name="P25"><text:s/>An error in the stored data that can be fixed using the redundantly stored data </text:p>
      <text:p text:style-name="P25"/>
      <text:p text:style-name="P9">Handle Classes</text:p>
      <text:p text:style-name="P25"/>
      <text:p text:style-name="P18"><text:span text:style-name="T2"><text:s/></text:span><text:span text:style-name="T3">T</text:span><text:span text:style-name="T2">he definition of the handle classes used in the API of the Persistency. The ara::per::SharedHandle <text:s/>is used t</text:span><text:span text:style-name="T3">o </text:span><text:span text:style-name="T2">provide shared access to either a ara::per::KeyValueStorage or a ara::per::FileStorage, </text:span></text:p>
      <text:p text:style-name="P26"/>
      <text:p text:style-name="P26">while the ara::per::UniqueHandle is used to provide non-shared access to either a ara::per::ReadAccessor or a ara::per::ReadWriteAccessor to a File Storage.</text:p>
      <text:p text:style-name="P26"/>
      <text:p text:style-name="P26"/>
      <text:p text:style-name="P10">Key-Value Storage</text:p>
      <text:p text:style-name="P18"><text:span text:style-name="T4">This </text:span><text:span text:style-name="T2"><text:s/>functions are used to get access to a Key-Value Storage, to recover as much as possible after it was corrupted, to reset it to the deployed defaults, and to get the amount of storage space allocated to the Key-Value Storage.</text:span></text:p>
      <text:p text:style-name="P26"/>
      <text:p text:style-name="P26"/>
      <text:p text:style-name="P26"/>
      <text:p text:style-name="P26"/>
      <text:p text:style-name="P10"><text:soft-page-break/>File Storage</text:p>
      <text:p text:style-name="P26"/>
      <text:p text:style-name="P26">This functions are used to get access to a File Storage, to recover as much as possible after it was corrupted, to reset it to the deployed defaults, and to get the amount of storage space allocated to the File Storage. </text:p>
      <text:p text:style-name="P26"/>
      <text:p text:style-name="P26"/>
      <text:p text:style-name="P16">The Functunality that is not implememented </text:p>
      <text:p text:style-name="P27"/>
      <text:p text:style-name="P27">RecoverAllFiles <text:s text:c="2"/>- <text:s text:c="3"/>[SWS_PER_00335]</text:p>
      <text:p text:style-name="P27"/>
      <text:p text:style-name="P27">FileInfo - [SWS_PER_00437]</text:p>
      <text:p text:style-name="P27"/>
      <text:p text:style-name="P27">FileInfo.creationTime <text:s text:c="4"/>- <text:s text:c="5"/>[SWS_PER_00441]</text:p>
      <text:p text:style-name="P27"/>
      <text:p text:style-name="P27">FileInfo.modificationTime <text:s text:c="2"/>- <text:s text:c="3"/>[SWS_PER_00442]</text:p>
      <text:p text:style-name="P27"/>
      <text:p text:style-name="P27">FileInfo.accessTime <text:s text:c="6"/>- <text:s text:c="6"/>[SWS_PER_00443]</text:p>
      <text:p text:style-name="P27"/>
      <text:p text:style-name="P27">FileInfo.fileCreationState <text:s text:c="7"/>- <text:s text:c="5"/>[SWS_PER_00444]</text:p>
      <text:p text:style-name="P27"/>
      <text:p text:style-name="P27">FileInfo.fileModificationState <text:s text:c="3"/>- <text:s text:c="4"/>[SWS_PER_00445]</text:p>
      <text:p text:style-name="P27"/>
      <text:p text:style-name="P27">FileStorage::FileStorage <text:s text:c="3"/>- <text:s text:c="4"/>[SWS_PER_00460]</text:p>
      <text:p text:style-name="P27"/>
      <text:p text:style-name="P27">FileStorage::RecoverFile <text:s text:c="7"/>- <text:s text:c="2"/>[SWS_PER_00337]</text:p>
      <text:p text:style-name="P27"/>
      <text:p text:style-name="P27">FileStorage::GetFileInfo <text:s text:c="2"/>- <text:s text:c="2"/>[SWS_PER_00438]</text:p>
      <text:p text:style-name="P27"/>
      <text:p text:style-name="P27">ReadAccessor::ReadAccessor <text:s text:c="2"/>- <text:s text:c="2"/>[SWS_PER_00461],[SWS_PER_00413],[SWS_PER_00415]</text:p>
      <text:p text:style-name="P27"/>
      <text:p text:style-name="P27">ReadAccessor::operator= <text:s text:c="2"/>- <text:s text:c="2"/>[SWS_PER_00414],[SWS_PER_00416]</text:p>
      <text:p text:style-name="P27"/>
      <text:p text:style-name="P27">ReadWriteAccessor::ReadWriteAccessor <text:s text:c="2"/>- <text:s text:c="2"/>[SWS_PER_00462]</text:p>
      <text:p text:style-name="P27"/>
      <text:p text:style-name="P27">ReadWriteAccessor::SyncToFile <text:s text:c="2"/>- <text:s text:c="2"/>[SWS_PER_00122]</text:p>
      <text:p text:style-name="P27"/>
      <text:p text:style-name="P27">ReadWriteAccessor::SetFileSize <text:s text:c="2"/>- <text:s text:c="2"/>[SWS_PER_0042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30T10:36:22.367646104</meta:creation-date>
    <dc:date>2022-03-31T14:19:33.330620158</dc:date>
    <meta:editing-duration>PT2H31M25S</meta:editing-duration>
    <meta:editing-cycles>22</meta:editing-cycles>
    <meta:generator>LibreOffice/7.2.5.2$Linux_X86_64 LibreOffice_project/20$Build-2</meta:generator>
    <meta:document-statistic meta:table-count="0" meta:image-count="0" meta:object-count="0" meta:page-count="5" meta:paragraph-count="89" meta:word-count="1103" meta:character-count="8144" meta:non-whitespace-character-count="7022"/>
  </office:meta>
</office:document-meta>
</file>